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lts:</text:p>
      <text:p text:style-name="P1">Using scene1.pcd with only chair 5 model (11 templates) (which are the most similar)</text:p>
      <text:p text:style-name="Standard">Reading: input.pcd </text:p>
      <text:p text:style-name="Standard">DONE!</text:p>
      <text:p text:style-name="Standard"></text:p>
      <text:p text:style-name="Standard">Removing background data:</text:p>
      <text:p text:style-name="Standard">Time elapsed: 31 ms</text:p>
      <text:p text:style-name="Standard">Cloud after downsampling:</text:p>
      <text:p text:style-name="Standard">points[]: 239178</text:p>
      <text:p text:style-name="Standard">width: 239178</text:p>
      <text:p text:style-name="Standard">height: 1</text:p>
      <text:p text:style-name="Standard">is_dense: 1</text:p>
      <text:p text:style-name="Standard"></text:p>
      <text:p text:style-name="Standard">DONE!</text:p>
      <text:p text:style-name="Standard"></text:p>
      <text:p text:style-name="Standard">Downsampling:</text:p>
      <text:p text:style-name="Standard">Time elapsed: 97 ms</text:p>
      <text:p text:style-name="Standard">Cloud after downsampling:</text:p>
      <text:p text:style-name="Standard">points[]: 107344</text:p>
      <text:p text:style-name="Standard">width: 107344</text:p>
      <text:p text:style-name="Standard">height: 1</text:p>
      <text:p text:style-name="Standard">is_dense: 1</text:p>
      <text:p text:style-name="Standard"></text:p>
      <text:p text:style-name="Standard">DONE!</text:p>
      <text:p text:style-name="Standard"></text:p>
      <text:p text:style-name="Standard">Main planes removal:</text:p>
      <text:p text:style-name="Standard">Time elapsed: 705 ms</text:p>
      <text:p text:style-name="Standard">Cloud after main planes removal:</text:p>
      <text:p text:style-name="Standard">points[]: 81468</text:p>
      <text:p text:style-name="Standard">width: 81468</text:p>
      <text:p text:style-name="Standard">height: 1</text:p>
      <text:p text:style-name="Standard">is_dense: 1</text:p>
      <text:p text:style-name="Standard"></text:p>
      <text:p text:style-name="Standard">DONE!</text:p>
      <text:p text:style-name="Standard"></text:p>
      <text:p text:style-name="Standard">Euclidean clustering:</text:p>
      <text:p text:style-name="Standard">PointCloud representing the Cluster: 7082 data points.</text:p>
      <text:p text:style-name="Standard">PointCloud representing the Cluster: 6142 data points.</text:p>
      <text:p text:style-name="Standard">Time elapsed: 5651 ms</text:p>
      <text:p text:style-name="Standard">DONE!</text:p>
      <text:p text:style-name="Standard"></text:p>
      <text:p text:style-name="Standard">Loading and processing templates:</text:p>
      <text:p text:style-name="Standard">Time elapsed: 19135 ms</text:p>
      <text:p text:style-name="Standard">Time elapsed: 18424 ms</text:p>
      <text:p text:style-name="Standard">Time elapsed: 13869 ms</text:p>
      <text:p text:style-name="Standard">Time elapsed: 13823 ms</text:p>
      <text:p text:style-name="Standard">Time elapsed: 15024 ms</text:p>
      <text:p text:style-name="Standard">Time elapsed: 13035 ms</text:p>
      <text:p text:style-name="Standard">Time elapsed: 15507 ms</text:p>
      <text:p text:style-name="Standard"><text:soft-page-break/>Time elapsed: 12627 ms</text:p>
      <text:p text:style-name="Standard">Time elapsed: 16160 ms</text:p>
      <text:p text:style-name="Standard">Time elapsed: 17178 ms</text:p>
      <text:p text:style-name="Standard">Time elapsed: 18066 ms</text:p>
      <text:p text:style-name="Standard">DONE!</text:p>
      <text:p text:style-name="Standard"/>
      <text:p text:style-name="Standard">Template alignment:</text:p>
      <text:p text:style-name="Standard">../../database/cloudsLabeled/c005_001.pcd has a score of: 4.81175e-05</text:p>
      <text:p text:style-name="Standard">One alingment: 53300 ms</text:p>
      <text:p text:style-name="Standard">../../database/cloudsLabeled/c005_002.pcd has a score of: 4.61655e-05</text:p>
      <text:p text:style-name="Standard">One alingment: 54262 ms</text:p>
      <text:p text:style-name="Standard">../../database/cloudsLabeled/c005_003.pcd has a score of: 4.78295e-05</text:p>
      <text:p text:style-name="Standard">One alingment: 48968 ms</text:p>
      <text:p text:style-name="Standard">../../database/cloudsLabeled/c005_004.pcd has a score of: 4.51879e-05</text:p>
      <text:p text:style-name="Standard">One alingment: 39531 ms</text:p>
      <text:p text:style-name="Standard">../../database/cloudsLabeled/c005_005.pcd has a score of: 4.64172e-05</text:p>
      <text:p text:style-name="Standard">One alingment: 49866 ms</text:p>
      <text:p text:style-name="Standard">../../database/cloudsLabeled/c005_006.pcd has a score of: 4.63096e-05</text:p>
      <text:p text:style-name="Standard">One alingment: 40160 ms</text:p>
      <text:p text:style-name="Standard">../../database/cloudsLabeled/c005_007.pcd has a score of: 4.71115e-05</text:p>
      <text:p text:style-name="Standard">One alingment: 44672 ms</text:p>
      <text:p text:style-name="Standard">../../database/cloudsLabeled/c005_008.pcd has a score of: 4.35322e-05</text:p>
      <text:p text:style-name="Standard">One alingment: 37964 ms</text:p>
      <text:p text:style-name="Standard">../../database/cloudsLabeled/c005_009.pcd has a score of: 4.92302e-05</text:p>
      <text:p text:style-name="Standard">One alingment: 45138 ms</text:p>
      <text:p text:style-name="Standard">../../database/cloudsLabeled/c005_010.pcd has a score of: 4.54301e-05</text:p>
      <text:p text:style-name="Standard">One alingment: 48370 ms</text:p>
      <text:p text:style-name="Standard">../../database/cloudsLabeled/c005_011.pcd has a score of: 4.47216e-05</text:p>
      <text:p text:style-name="Standard">One alingment: 49244 ms</text:p>
      <text:p text:style-name="Standard">Best fitness score: 0.000044</text:p>
      <text:p text:style-name="Standard">The best template is: ../../database/cloudsLabeled/c005_008.pcd</text:p>
      <text:p text:style-name="Standard"></text:p>
      <text:p text:style-name="Standard"><text:s text:c="4"/>| <text:s/>0.987 <text:s/>0.151 -0.052 | </text:p>
      <text:p text:style-name="Standard">R = | -0.151 <text:s/>0.988 <text:s/>0.016 | </text:p>
      <text:p text:style-name="Standard"><text:s text:c="4"/>| <text:s/>0.054 -0.008 <text:s/>0.999 | </text:p>
      <text:p text:style-name="Standard"></text:p>
      <text:p text:style-name="Standard">t = &lt; -1.022, -0.059, 0.359 &gt;</text:p>
      <text:p text:style-name="Standard">Time elapsed: 524682 ms</text:p>
      <text:p text:style-name="Standard"/>
      <text:p text:style-name="Standard">../../database/cloudsLabeled/c005_001.pcd has a score of: 4.96604e-05</text:p>
      <text:p text:style-name="Standard">One alingment: 45470 ms</text:p>
      <text:p text:style-name="Standard">../../database/cloudsLabeled/c005_002.pcd has a score of: 4.85486e-05</text:p>
      <text:p text:style-name="Standard">One alingment: 46672 ms</text:p>
      <text:p text:style-name="Standard">../../database/cloudsLabeled/c005_003.pcd has a score of: 4.62125e-05</text:p>
      <text:p text:style-name="Standard">One alingment: 38540 ms</text:p>
      <text:p text:style-name="Standard">../../database/cloudsLabeled/c005_004.pcd has a score of: 4.21735e-05</text:p>
      <text:p text:style-name="Standard">One alingment: 44674 ms</text:p>
      <text:p text:style-name="Standard">../../database/cloudsLabeled/c005_005.pcd has a score of: 4.6499e-05</text:p>
      <text:p text:style-name="Standard">One alingment: 42924 ms</text:p>
      <text:p text:style-name="Standard"><text:soft-page-break/>../../database/cloudsLabeled/c005_006.pcd has a score of: 4.56813e-05</text:p>
      <text:p text:style-name="Standard">One alingment: 33648 ms</text:p>
      <text:p text:style-name="Standard">../../database/cloudsLabeled/c005_007.pcd has a score of: 4.53584e-05</text:p>
      <text:p text:style-name="Standard">One alingment: 48483 ms</text:p>
      <text:p text:style-name="Standard">../../database/cloudsLabeled/c005_008.pcd has a score of: 4.6609e-05</text:p>
      <text:p text:style-name="Standard">One alingment: 45698 ms</text:p>
      <text:p text:style-name="Standard">../../database/cloudsLabeled/c005_009.pcd has a score of: 4.87252e-05</text:p>
      <text:p text:style-name="Standard">One alingment: 43478 ms</text:p>
      <text:p text:style-name="Standard">../../database/cloudsLabeled/c005_010.pcd has a score of: 4.9054e-05</text:p>
      <text:p text:style-name="Standard">One alingment: 45140 ms</text:p>
      <text:p text:style-name="Standard">../../database/cloudsLabeled/c005_011.pcd has a score of: 5.40625e-05</text:p>
      <text:p text:style-name="Standard">One alingment: 42194 ms</text:p>
      <text:p text:style-name="Standard">Best fitness score: 0.000042</text:p>
      <text:p text:style-name="Standard">The best template is: ../../database/cloudsLabeled/c005_004.pcd</text:p>
      <text:p text:style-name="Standard"></text:p>
      <text:p text:style-name="Standard"><text:s text:c="4"/>| <text:s/>0.990 <text:s/>0.016 <text:s/>0.137 | </text:p>
      <text:p text:style-name="Standard">R = | -0.009 <text:s/>0.999 -0.053 | </text:p>
      <text:p text:style-name="Standard"><text:s text:c="4"/>| -0.137 <text:s/>0.052 <text:s/>0.989 | </text:p>
      <text:p text:style-name="Standard"></text:p>
      <text:p text:style-name="Standard">t = &lt; 0.233, 0.119, 0.470 &gt;</text:p>
      <text:p text:style-name="Standard">Time elapsed: 487318 ms</text:p>
      <text:p text:style-name="Standard">Total time elapsed: 1.19652e+06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Gómez</meta:initial-creator>
    <meta:creation-date>2012-07-05T11:21:15</meta:creation-date>
    <dc:date>2012-07-05T11:51:56</dc:date>
    <dc:creator>Javier Gómez</dc:creator>
    <meta:editing-duration>PT23M56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3" meta:paragraph-count="118" meta:word-count="446" meta:character-count="3556" meta:non-whitespace-character-count="3066"/>
  </office:meta>
</office:document-meta>
</file>